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6.878cm" fo:min-width="5.43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9cm" fo:min-width="3.94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3.91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.46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8.529cm" fo:min-width="5.43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.08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8.352cm" fo:min-width="5.43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8.479cm" fo:min-width="5.435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.214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1.70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.976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553cm" fo:min-width="4.24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519cm" fo:min-width="4.20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4.373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8.7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969cm" svg:height="7.162cm" svg:x="1.381cm" svg:y="1.331cm">
          <text:p text:style-name="P1">Welcome!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0.889cm" svg:x="2.016cm" svg:y="3.667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2.016cm" svg:y="2.524cm">
          <text:p text:style-name="P1">Employee I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1.27cm" svg:x="2.778cm" svg:y="6.334cm"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69cm" svg:height="8.813cm" svg:x="11.033cm" svg:y="1.458cm">
          <text:p text:style-name="P1">Main 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667cm" svg:height="1.27cm" svg:x="14.081cm" svg:y="8.747cm">
          <text:p text:style-name="P1">Sign Ou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69cm" svg:height="8.636cm" svg:x="20.05cm" svg:y="1.508cm">
          <text:p text:style-name="P1">Product Listin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67cm" svg:height="1.27cm" svg:x="23.098cm" svg:y="8.62cm">
          <text:p text:style-name="P1">Sign Ou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69cm" svg:height="8.763cm" svg:x="20.05cm" svg:y="11.541cm">
          <text:p text:style-name="P1">Product Detai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20.685cm" svg:y="13.877cm">
          <text:p text:style-name="P1">Cou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20.685cm" svg:y="12.734cm">
          <text:p text:style-name="P1">Lookup Cod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794cm" svg:height="1.27cm" svg:x="23.098cm" svg:y="18.78cm">
          <text:p text:style-name="P1">Sign Out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5.969cm" svg:height="8.763cm" svg:x="11.033cm" svg:y="11.541cm">
          <text:p text:style-name="P1">Employee Detai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11.668cm" svg:y="13.7cm">
          <text:p text:style-name="P1">Last Na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11.668cm" svg:y="12.734cm">
          <text:p text:style-name="P1">First Nam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1.27cm" svg:x="11.287cm" svg:y="18.78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11.668cm" svg:y="14.716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1.27cm" svg:x="13.827cm" svg:y="18.78cm">
          <text:p text:style-name="P1">Sign Ou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11.668cm" svg:y="15.732cm">
          <text:p text:style-name="P1">Verify Passwo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0.889cm" svg:x="11.668cm" svg:y="16.748cm">
          <text:p text:style-name="P1">Emp Typ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56cm" svg:height="1.27cm" svg:x="21.32cm" svg:y="2.651cm">
          <text:p text:style-name="P1">Create New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0.889cm" svg:x="20.685cm" svg:y="4.302cm">
          <text:p text:style-name="P1">Product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826cm" svg:height="0.889cm" svg:x="20.685cm" svg:y="5.318cm">
          <text:p text:style-name="P1">Product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826cm" svg:height="0.889cm" svg:x="20.685cm" svg:y="6.715cm">
          <text:p text:style-name="P1">Product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953cm" svg:height="1.27cm" svg:x="11.541cm" svg:y="2.397cm">
          <text:p text:style-name="P1">Start Txn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953cm" svg:height="1.27cm" svg:x="11.541cm" svg:y="3.794cm">
          <text:p text:style-name="P1">Prod List</text:p>
          <draw:enhanced-geometry svg:viewBox="0 0 21600 21600" draw:type="rectangle" draw:enhanced-path="M 0 0 L 21600 0 21600 21600 0 21600 0 0 Z N"/>
        </draw:custom-shape>
        <draw:custom-shape draw:style-name="gr14" draw:text-style-name="P2" xml:id="id1" draw:id="id1" draw:layer="layout" svg:width="4.953cm" svg:height="1.27cm" svg:x="11.541cm" svg:y="5.191cm">
          <text:p text:style-name="P1">Emp Details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953cm" svg:height="1.27cm" svg:x="11.541cm" svg:y="6.588cm">
          <text:p text:style-name="P1">Cashier Repor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1.27cm" svg:x="21.828cm" svg:y="15.097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1.27cm" svg:x="21.828cm" svg:y="16.621cm">
          <text:p text:style-name="P1">Delete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5.826cm" svg:y1="6.969cm" svg:x2="11.033cm" svg:y2="5.572cm">
          <text:p/>
        </draw:line>
        <draw:line draw:style-name="gr15" draw:text-style-name="P4" draw:layer="layout" svg:x1="16.494cm" svg:y1="4.429cm" svg:x2="20.05cm" svg:y2="6.08cm">
          <text:p/>
        </draw:line>
        <draw:line draw:style-name="gr15" draw:text-style-name="P4" draw:layer="layout" svg:x1="21.066cm" svg:y1="7.604cm" svg:x2="22.844cm" svg:y2="11.541cm">
          <text:p/>
        </draw:line>
        <draw:connector draw:style-name="gr15" draw:text-style-name="P4" draw:layer="layout" draw:type="lines" draw:line-skew="1.238cm 0.88cm" svg:x1="16.494cm" svg:y1="5.826cm" svg:x2="17.002cm" svg:y2="15.922cm" draw:start-shape="id1" draw:start-glue-point="1" draw:end-shape="id2" draw:end-glue-point="1" svg:d="M16494 5826h1778l127 10096h-1397" svg:viewBox="0 0 1906 10097">
          <text:p/>
        </draw:connector>
        <draw:frame draw:style-name="gr16" draw:text-style-name="P6" draw:layer="layout" svg:width="9.398cm" svg:height="9.731cm" svg:x="1.381cm" svg:y="10.779cm">
          <draw:text-box>
            <text:p text:style-name="P5"><text:span text:style-name="T1">Sign In</text:span></text:p>
            <text:p text:style-name="P5"><text:span text:style-name="T2">1) If no employee, automatically redirects to the Employee Detail page</text:span></text:p>
            <text:p text:style-name="P5"><text:span text:style-name="T2">2) On valid credentials transitions to the Main Menu page</text:span></text:p>
            <text:p text:style-name="P5"><text:span text:style-name="T2"/></text:p>
            <text:p text:style-name="P5"><text:span text:style-name="T1">Main Menu</text:span></text:p>
            <text:p text:style-name="P5"><text:span text:style-name="T3">1) Only “Product List” and “Employee Details” action buttons work, others display error message</text:span></text:p>
            <text:p text:style-name="P5"><text:span text:style-name="T3">2) “Employee Details” should not be visible to non-managers</text:span></text:p>
            <text:p text:style-name="P5"><text:span text:style-name="T3">2) Sign out clears active user and redirects to the Sign In page</text:span></text:p>
            <text:p text:style-name="P5"><text:span text:style-name="T3"/></text:p>
            <text:p text:style-name="P5"><text:span text:style-name="T1">Employee Detail</text:span></text:p>
            <text:p text:style-name="P5"><text:span text:style-name="T3">1) If first employee, save should redirect to the Sign In page passing the created employee ID</text:span></text:p>
            <text:p text:style-name="P5"><text:span text:style-name="T3">2) Otherwise, should display employee ID on save</text:span></text:p>
          </draw:text-box>
        </draw:frame>
        <draw:connector draw:style-name="gr15" draw:text-style-name="P4" draw:layer="layout" draw:line-skew="0.635cm" svg:x1="4.365cm" svg:y1="8.493cm" svg:x2="14.017cm" svg:y2="11.541cm" draw:start-shape="id3" draw:start-glue-point="2" draw:end-shape="id2" draw:end-glue-point="0" svg:d="M4365 8493v2159h9652v889" svg:viewBox="0 0 9653 30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0T21:22:04.622222506</meta:creation-date>
    <dc:date>2020-02-10T22:06:40.356621879</dc:date>
    <meta:editing-duration>PT34M21S</meta:editing-duration>
    <meta:editing-cycles>6</meta:editing-cycles>
    <meta:generator>LibreOffice/6.3.4.2.0$Linux_X86_64 LibreOffice_project/30$Build-2</meta:generator>
    <meta:document-statistic meta:object-count="36"/>
  </office:meta>
</office:document-meta>
</file>